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e68" officeooo:paragraph-rsid="00162e68"/>
    </style:style>
    <style:style style:name="P2" style:family="paragraph" style:parent-style-name="Standard">
      <style:text-properties officeooo:rsid="00162e68" officeooo:paragraph-rsid="0017d5f8"/>
    </style:style>
    <style:style style:name="P3" style:family="paragraph" style:parent-style-name="Standard">
      <style:text-properties officeooo:rsid="00162e68" officeooo:paragraph-rsid="0019ccdf"/>
    </style:style>
    <style:style style:name="P4" style:family="paragraph" style:parent-style-name="Standard">
      <style:text-properties officeooo:rsid="0017d5f8" officeooo:paragraph-rsid="0017d5f8"/>
    </style:style>
    <style:style style:name="P5" style:family="paragraph" style:parent-style-name="Standard">
      <style:text-properties officeooo:rsid="0017d5f8" officeooo:paragraph-rsid="0019ccdf"/>
    </style:style>
    <style:style style:name="P6" style:family="paragraph" style:parent-style-name="Standard">
      <style:text-properties officeooo:rsid="0019ccdf" officeooo:paragraph-rsid="0019ccdf"/>
    </style:style>
    <style:style style:name="P7" style:family="paragraph" style:parent-style-name="Standard">
      <style:text-properties officeooo:rsid="001ae38e" officeooo:paragraph-rsid="001ae38e"/>
    </style:style>
    <style:style style:name="P8" style:family="paragraph" style:parent-style-name="Standard">
      <style:text-properties officeooo:rsid="001ae38e" officeooo:paragraph-rsid="001dfef9"/>
    </style:style>
    <style:style style:name="P9" style:family="paragraph" style:parent-style-name="Standard">
      <style:text-properties officeooo:rsid="001c8015" officeooo:paragraph-rsid="001c8015"/>
    </style:style>
    <style:style style:name="P10" style:family="paragraph" style:parent-style-name="Standard">
      <style:text-properties officeooo:rsid="001dfef9" officeooo:paragraph-rsid="001dfef9"/>
    </style:style>
    <style:style style:name="P11" style:family="paragraph" style:parent-style-name="Standard">
      <style:text-properties officeooo:rsid="001dfef9" officeooo:paragraph-rsid="00162e68"/>
    </style:style>
    <style:style style:name="P12" style:family="paragraph" style:parent-style-name="Standard">
      <style:text-properties officeooo:rsid="001efcc3" officeooo:paragraph-rsid="001efcc3"/>
    </style:style>
    <style:style style:name="P13" style:family="paragraph" style:parent-style-name="Standard">
      <style:text-properties officeooo:rsid="0021af2e" officeooo:paragraph-rsid="0021af2e"/>
    </style:style>
    <style:style style:name="P14" style:family="paragraph" style:parent-style-name="Standard">
      <style:text-properties officeooo:rsid="0023978d" officeooo:paragraph-rsid="0023978d"/>
    </style:style>
    <style:style style:name="P15" style:family="paragraph" style:parent-style-name="Standard">
      <style:text-properties officeooo:rsid="002587b9" officeooo:paragraph-rsid="002587b9"/>
    </style:style>
    <style:style style:name="P16" style:family="paragraph" style:parent-style-name="Standard">
      <style:text-properties officeooo:rsid="00277807" officeooo:paragraph-rsid="00277807"/>
    </style:style>
    <style:style style:name="P17" style:family="paragraph" style:parent-style-name="Standard">
      <style:text-properties officeooo:rsid="0029656f" officeooo:paragraph-rsid="0029656f"/>
    </style:style>
    <style:style style:name="P18" style:family="paragraph" style:parent-style-name="Standard">
      <style:text-properties officeooo:rsid="002ae61c" officeooo:paragraph-rsid="002ae61c"/>
    </style:style>
    <style:style style:name="T1" style:family="text">
      <style:text-properties officeooo:rsid="0017d5f8"/>
    </style:style>
    <style:style style:name="T2" style:family="text">
      <style:text-properties style:text-position="super 58%" officeooo:rsid="0017d5f8"/>
    </style:style>
    <style:style style:name="T3" style:family="text">
      <style:text-properties officeooo:rsid="0019ccdf"/>
    </style:style>
    <style:style style:name="T4" style:family="text">
      <style:text-properties officeooo:rsid="001ae38e"/>
    </style:style>
    <style:style style:name="T5" style:family="text">
      <style:text-properties officeooo:rsid="001c8015"/>
    </style:style>
    <style:style style:name="T6" style:family="text">
      <style:text-properties officeooo:rsid="001efcc3"/>
    </style:style>
    <style:style style:name="T7" style:family="text">
      <style:text-properties officeooo:rsid="0020eabc"/>
    </style:style>
    <style:style style:name="T8" style:family="text">
      <style:text-properties officeooo:rsid="0021af2e"/>
    </style:style>
    <style:style style:name="T9" style:family="text">
      <style:text-properties officeooo:rsid="0022b478"/>
    </style:style>
    <style:style style:name="T10" style:family="text">
      <style:text-properties officeooo:rsid="002587b9"/>
    </style:style>
    <style:style style:name="T11" style:family="text">
      <style:text-properties officeooo:rsid="0029656f"/>
    </style:style>
    <style:style style:name="T12" style:family="text">
      <style:text-properties officeooo:rsid="002ae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ing 869MHz CC1101-CC1190EM boards to 915 MHz</text:p>
      <text:p text:style-name="P11"/>
      <text:p text:style-name="P10">Characterize RX/TX gain and sensitivity changes.</text:p>
      <text:p text:style-name="P10"/>
      <text:p text:style-name="P1">SmartRF setup:</text:p>
      <text:p text:style-name="P1">Expert Mode</text:p>
      <text:p text:style-name="P2">Base Frequency and TX Power changed according to test</text:p>
      <text:p text:style-name="P1"/>
      <text:p text:style-name="P1">–- Baseline the sensitivity and <text:span text:style-name="T4">Front End gains prior to mods</text:span>:</text:p>
      <text:p text:style-name="P6"/>
      <text:p text:style-name="P7">Sensitivity</text:p>
      <text:p text:style-name="P7"/>
      <text:p text:style-name="P6">Unit A (Receiver):</text:p>
      <text:p text:style-name="P3">Range Extender: CC1190</text:p>
      <text:p text:style-name="P18">EM Revisions: CC1101-CC1190EM 869 Mhz</text:p>
      <text:p text:style-name="P3"><text:span text:style-name="T1">1</text:span><text:span text:style-name="T2">st</text:span><text:span text:style-name="T1"> entry under CC1101-CC1190 868MHz loaded</text:span></text:p>
      <text:p text:style-name="P4">Freq: 870 MHz</text:p>
      <text:p text:style-name="P6">TX Power: NA</text:p>
      <text:p text:style-name="P4"><text:span text:style-name="T3">Packet RX</text:span> defaults with “Infinite” packet count checked.</text:p>
      <text:p text:style-name="P6"/>
      <text:p text:style-name="P6">Unit B (Transmitter):</text:p>
      <text:p text:style-name="P3">Range Extender: <text:span text:style-name="T3">None</text:span></text:p>
      <text:p text:style-name="P3"><text:span text:style-name="T1">1</text:span><text:span text:style-name="T2">st</text:span><text:span text:style-name="T1"> entry under Generic 868MHz loaded</text:span></text:p>
      <text:p text:style-name="P6">Xtal Freq: 27MHz</text:p>
      <text:p text:style-name="P5">Freq: 870 MHz</text:p>
      <text:p text:style-name="P6">TX Power: Variable to get sensitivity</text:p>
      <text:p text:style-name="P6"/>
      <text:p text:style-name="P8">Unit A <text:span text:style-name="T6">Pre-mod characteristics:</text:span></text:p>
      <text:p text:style-name="P8"/>
      <text:p text:style-name="P8">Sensitivity:</text:p>
      <text:p text:style-name="P7">18 dB attenuator on Rcvr input</text:p>
      <text:p text:style-name="P7">Tx antenna replaced with two 30 dB attentuators</text:p>
      <text:p text:style-name="P5"><text:span text:style-name="T3">Packet RX</text:span> defaults with “Infinite” packet count checked.</text:p>
      <text:p text:style-name="P6">-<text:span text:style-name="T4">114.9 dBm PER: 34.3% BER: 0.18%</text:span></text:p>
      <text:p text:style-name="P6"/>
      <text:p text:style-name="P7">RX Gain Reference: </text:p>
      <text:p text:style-name="P9">Using RG-316 TBD” cable</text:p>
      <text:p text:style-name="P7">TPI Synthesizer</text:p>
      <text:p text:style-name="P7">18dB attenuator at RX antenna port</text:p>
      <text:p text:style-name="P7">-53 dBm <text:span text:style-name="T5">Synth</text:span> for -80 dBm continuous RX</text:p>
      <text:p text:style-name="P7"/>
      <text:p text:style-name="P10">TX gain reference:</text:p>
      <text:p text:style-name="P10">Using RG-316 TBD” cable</text:p>
      <text:p text:style-name="P10">Gw INSTEK GSP-730 Spectrum Analyzer</text:p>
      <text:p text:style-name="P10">15 dBm TX through 18 dB attenuator: -2.4 dBm</text:p>
      <text:p text:style-name="P10"/>
      <text:p text:style-name="P12">– Unit A SAW filter replaced with 39pF Capacitor</text:p>
      <text:p text:style-name="P12"/>
      <text:p text:style-name="P12">Removed with heat gun @900F with small circular nozzle</text:p>
      <text:p text:style-name="P12"><text:soft-page-break/></text:p>
      <text:p text:style-name="P14">870 MHz:</text:p>
      <text:p text:style-name="P12">Sensitivity: <text:span text:style-name="T9">~ </text:span>-<text:span text:style-name="T9">110 dBm PER: 20% BER: 0.1%</text:span></text:p>
      <text:p text:style-name="P12">RX Gain: -<text:span text:style-name="T8">67 dBm (+13 dB)</text:span></text:p>
      <text:p text:style-name="P12">TX Gain: -<text:span text:style-name="T7">6.4 dBm (-4 dB) @ 15 dBm out</text:span></text:p>
      <text:p text:style-name="P12"><text:s text:c="16"/>-<text:span text:style-name="T8">2.4 dBm (-0 dB) @ 16 dBm out</text:span></text:p>
      <text:p text:style-name="P12"><text:s text:c="16"/>-<text:span text:style-name="T8">1.4 @17, +1.6 @18, <text:s/></text:span><text:a xlink:type="simple" xlink:href="mailto:+3.6@19"><text:span text:style-name="T8">+3.6@19</text:span></text:a><text:span text:style-name="T8">, +3.6 @20</text:span></text:p>
      <text:p text:style-name="P12"/>
      <text:p text:style-name="P13">TX drive is higher, needs a new PA table.</text:p>
      <text:p text:style-name="P14">RX sensitivity degraded – due to no filter(?).</text:p>
      <text:p text:style-name="P14"/>
      <text:p text:style-name="P14">902 MHz:</text:p>
      <text:p text:style-name="P16">Sensitivity: Couldn't adjust well, but less than -105 dBm</text:p>
      <text:p text:style-name="P14">RX Gain: -<text:span text:style-name="T10">68 dBm (+12 dB)</text:span></text:p>
      <text:p text:style-name="P15">TX Gain: -4 dBm @15, -3 @16, -2 @17, 2 @18, 3 @19, 3 @20</text:p>
      <text:p text:style-name="P15"/>
      <text:p text:style-name="P16">– Unit A SAW filter replaced with 915 MHz filter</text:p>
      <text:p text:style-name="P16"/>
      <text:p text:style-name="P16">902 MHz:</text:p>
      <text:p text:style-name="P17">Sensitivity: -115.3 dBm PER: 34.8% BER: 0.18%</text:p>
      <text:p text:style-name="P16">RX Gain: -72 <text:span text:style-name="T11">dBm (+8 dB)</text:span></text:p>
      <text:p text:style-name="P16">TX Gain: -4@15 <text:s/><text:a xlink:type="simple" xlink:href="mailto:-3@16">-3@16</text:a>, -2@17, 1@18, 2@19, <text:a xlink:type="simple" xlink:href="mailto:3@20">3@20</text:a></text:p>
      <text:p text:style-name="P16"/>
      <text:p text:style-name="P16"/>
      <text:p text:style-name="P16">– <text:span text:style-name="T12">Unit A XTAL replaced with 26 MHz</text:span></text:p>
      <text:p text:style-name="P18">EM Revisions: EM CC1101-CC1190EM 915Mhz</text:p>
      <text:p text:style-name="P18">Base Frequency: 902 MHz</text:p>
      <text:p text:style-name="P18"/>
      <text:p text:style-name="P18">RX Gain: -72 dBm</text:p>
      <text:p text:style-name="P18">TX Gai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Nigra</meta:initial-creator>
    <meta:creation-date>2014-08-20T07:31:57.156819730</meta:creation-date>
    <dc:date>2014-08-22T02:53:06.714733769</dc:date>
    <dc:creator>Lou Nigra</dc:creator>
    <meta:editing-duration>PT3H55M22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2" meta:paragraph-count="59" meta:word-count="330" meta:character-count="1888" meta:non-whitespace-character-count="1577"/>
  </office:meta>
</office:document-meta>
</file>